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1396in" fo:keep-together="auto"/>
    </style:style>
    <style:style style:name="Table1.8" style:family="table-row">
      <style:table-row-properties style:min-row-height="0.1326in" fo:keep-together="auto"/>
    </style:style>
    <style:style style:name="Table1.10" style:family="table-row">
      <style:table-row-properties style:min-row-height="0.0931in" fo:keep-together="auto"/>
    </style:style>
    <style:style style:name="Table1.11" style:family="table-row">
      <style:table-row-properties style:min-row-height="0.6549in" fo:keep-together="auto"/>
    </style:style>
    <style:style style:name="Table1.12" style:family="table-row">
      <style:table-row-properties style:min-row-height="0.1347in" fo:keep-together="auto"/>
    </style:style>
    <style:style style:name="Table1.15" style:family="table-row">
      <style:table-row-properties style:min-row-height="1.9313in" fo:keep-together="auto"/>
    </style:style>
    <style:style style:name="Table1.26" style:family="table-row">
      <style:table-row-properties style:min-row-height="0.6764in" fo:keep-together="auto"/>
    </style:style>
    <style:style style:name="Table1.29" style:family="table-row">
      <style:table-row-properties style:min-row-height="0.1597in" fo:keep-together="auto"/>
    </style:style>
    <style:style style:name="Table1.30" style:family="table-row">
      <style:table-row-properties style:min-row-height="0.3632in" fo:keep-together="auto"/>
    </style:style>
    <style:style style:name="Table1.31" style:family="table-row">
      <style:table-row-properties style:min-row-height="0.184in" fo:keep-together="auto"/>
    </style:style>
    <style:style style:name="Table1.32" style:family="table-row">
      <style:table-row-properties style:min-row-height="0.1521in" fo:keep-together="auto"/>
    </style:style>
    <style:style style:name="Table1.33" style:family="table-row">
      <style:table-row-properties style:min-row-height="0.8347in" fo:keep-together="auto"/>
    </style:style>
    <style:style style:name="Table1.36" style:family="table-row">
      <style:table-row-properties style:min-row-height="0.1688in" fo:keep-together="auto"/>
    </style:style>
    <style:style style:name="Table1.38" style:family="table-row">
      <style:table-row-properties style:min-row-height="0.1889in" fo:keep-together="auto"/>
    </style:style>
    <style:style style:name="Table1.39" style:family="table-row">
      <style:table-row-properties style:min-row-height="0.9118in" fo:keep-together="auto"/>
    </style:style>
    <style:style style:name="Table1.43" style:family="table-row">
      <style:table-row-properties style:min-row-height="1.1986in" fo:keep-together="auto"/>
    </style:style>
    <style:style style:name="Table1.45" style:family="table-row">
      <style:table-row-properties style:min-row-height="0.6653in" fo:keep-together="auto"/>
    </style:style>
    <style:style style:name="Table1.46" style:family="table-row">
      <style:table-row-properties style:min-row-height="0.1896in" fo:keep-together="auto"/>
    </style:style>
    <style:style style:name="Table1.49" style:family="table-row">
      <style:table-row-properties style:min-row-height="0.8451in" fo:keep-together="auto"/>
    </style:style>
    <style:style style:name="Table1.51" style:family="table-row">
      <style:table-row-properties style:min-row-height="0.4861in" fo:keep-together="auto"/>
    </style:style>
    <style:style style:name="Table1.53" style:family="table-row">
      <style:table-row-properties style:min-row-height="0.3167in" fo:keep-together="auto"/>
    </style:style>
    <style:style style:name="Table1.54" style:family="table-row">
      <style:table-row-properties style:min-row-height="0.1701in" fo:keep-together="auto"/>
    </style:style>
    <style:style style:name="Table1.55" style:family="table-row">
      <style:table-row-properties style:min-row-height="0.0563in" fo:keep-together="auto"/>
    </style:style>
    <style:style style:name="Table1.57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text-properties fo:font-size="10pt" officeooo:paragraph-rsid="0041508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599402" officeooo:paragraph-rsid="00599402" style:font-size-asian="10pt" style:font-size-complex="10pt"/>
    </style:style>
    <style:style style:name="P28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29" style:family="paragraph" style:parent-style-name="Standard"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33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7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8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9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40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 style:font-weight-complex="bold"/>
    </style:style>
    <style:style style:name="P41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4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43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44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5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6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4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snap-to-layout-grid="false"/>
      <style:text-properties officeooo:paragraph-rsid="00523ce9"/>
    </style:style>
    <style:style style:name="P51" style:family="paragraph" style:parent-style-name="Standard">
      <style:paragraph-properties style:snap-to-layout-grid="false"/>
      <style:text-properties officeooo:paragraph-rsid="00599402"/>
    </style:style>
    <style:style style:name="P52" style:family="paragraph" style:parent-style-name="Standard">
      <style:paragraph-properties style:snap-to-layout-grid="false"/>
    </style:style>
    <style:style style:name="P53" style:family="paragraph" style:parent-style-name="Standard">
      <style:paragraph-properties fo:orphans="0" fo:widows="0"/>
    </style:style>
    <style:style style:name="P54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55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56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57" style:family="paragraph" style:parent-style-name="Standard" style:list-style-name="WW8Num4">
      <style:text-properties fo:font-size="10pt" style:font-size-asian="10pt" style:font-size-complex="10pt"/>
    </style:style>
    <style:style style:name="P58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9" style:family="paragraph" style:parent-style-name="Standard" style:list-style-name="WW8Num5">
      <style:text-properties fo:font-size="10pt" style:font-size-asian="10pt" style:font-size-complex="10pt"/>
    </style:style>
    <style:style style:name="P60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61" style:family="paragraph" style:parent-style-name="Standard" style:list-style-name="WW8Num3">
      <style:text-properties fo:font-size="10pt" style:font-size-asian="10pt" style:font-size-complex="10pt"/>
    </style:style>
    <style:style style:name="P62" style:family="paragraph" style:parent-style-name="Standard" style:list-style-name="WW8Num1">
      <style:text-properties fo:font-size="10pt" style:font-size-asian="10pt" style:font-size-complex="10pt"/>
    </style:style>
    <style:style style:name="P63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64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65" style:family="paragraph" style:parent-style-name="Standard" style:list-style-name="WW8Num2">
      <style:text-properties fo:font-size="10pt" style:font-size-asian="10pt" style:font-size-complex="10pt"/>
    </style:style>
    <style:style style:name="P66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67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68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69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70" style:family="paragraph" style:parent-style-name="Standard">
      <style:paragraph-properties style:snap-to-layout-grid="false"/>
      <style:text-properties fo:font-size="10pt" officeooo:rsid="005aad2e" officeooo:paragraph-rsid="005ad4fa" style:font-size-asian="10pt" style:font-size-complex="10pt"/>
    </style:style>
    <style:style style:name="P71" style:family="paragraph" style:parent-style-name="Standard">
      <style:paragraph-properties style:snap-to-layout-grid="false"/>
      <style:text-properties fo:font-size="10pt" officeooo:rsid="005ad4fa" officeooo:paragraph-rsid="005ad4fa" style:font-size-asian="10pt" style:font-size-complex="10pt"/>
    </style:style>
    <style:style style:name="P7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3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74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75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76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77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78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79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80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81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82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83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84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snap-to-layout-grid="false"/>
      <style:text-properties fo:font-size="10pt" fo:font-weight="normal" officeooo:rsid="005aad2e" officeooo:paragraph-rsid="005ad4fa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/>
    </style:style>
    <style:style style:name="P88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89" style:family="paragraph" style:parent-style-name="Standard">
      <style:paragraph-properties style:snap-to-layout-grid="false"/>
      <style:text-properties fo:font-size="10pt" fo:font-weight="bold" officeooo:rsid="005aad2e" officeooo:paragraph-rsid="005ad4fa" style:font-size-asian="10pt" style:font-weight-asian="bold" style:font-size-complex="10pt"/>
    </style:style>
    <style:style style:name="P90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91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92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fo:font-size="10pt" officeooo:rsid="00599402" style:font-size-asian="10pt" style:font-size-complex="10pt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officeooo:rsid="00599402" style:font-size-asian="8.75pt" style:font-size-complex="10pt"/>
    </style:style>
    <style:style style:name="T9" style:family="text">
      <style:text-properties officeooo:rsid="001a829d"/>
    </style:style>
    <style:style style:name="T10" style:family="text">
      <style:text-properties officeooo:rsid="001c1b0b"/>
    </style:style>
    <style:style style:name="T11" style:family="text">
      <style:text-properties officeooo:rsid="001ec96b"/>
    </style:style>
    <style:style style:name="T12" style:family="text">
      <style:text-properties officeooo:rsid="00240566"/>
    </style:style>
    <style:style style:name="T13" style:family="text">
      <style:text-properties officeooo:rsid="0024cc9d"/>
    </style:style>
    <style:style style:name="T14" style:family="text">
      <style:text-properties officeooo:rsid="00266119"/>
    </style:style>
    <style:style style:name="T15" style:family="text">
      <style:text-properties officeooo:rsid="002de9bc"/>
    </style:style>
    <style:style style:name="T16" style:family="text">
      <style:text-properties officeooo:rsid="0032a979"/>
    </style:style>
    <style:style style:name="T17" style:family="text">
      <style:text-properties officeooo:rsid="0037d388"/>
    </style:style>
    <style:style style:name="T18" style:family="text">
      <style:text-properties officeooo:rsid="0038febe"/>
    </style:style>
    <style:style style:name="T19" style:family="text">
      <style:text-properties officeooo:rsid="003ab87d"/>
    </style:style>
    <style:style style:name="T20" style:family="text">
      <style:text-properties officeooo:rsid="003c5009"/>
    </style:style>
    <style:style style:name="T21" style:family="text">
      <style:text-properties officeooo:rsid="0041508b"/>
    </style:style>
    <style:style style:name="T22" style:family="text">
      <style:text-properties officeooo:rsid="003777bc"/>
    </style:style>
    <style:style style:name="T23" style:family="text">
      <style:text-properties officeooo:rsid="003775e8"/>
    </style:style>
    <style:style style:name="T24" style:family="text">
      <style:text-properties officeooo:rsid="00315dce"/>
    </style:style>
    <style:style style:name="T25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loext:opacity="0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9" style:family="text">
      <style:text-properties style:use-window-font-color="true" loext:opacity="0%" style:text-position="super 58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30" style:family="text">
      <style:text-properties officeooo:rsid="0031f0ed"/>
    </style:style>
    <style:style style:name="T31" style:family="text">
      <style:text-properties officeooo:rsid="00344d8b"/>
    </style:style>
    <style:style style:name="T32" style:family="text">
      <style:text-properties officeooo:rsid="0032bca8"/>
    </style:style>
    <style:style style:name="T33" style:family="text">
      <style:text-properties officeooo:rsid="003309bc"/>
    </style:style>
    <style:style style:name="T34" style:family="text">
      <style:text-properties officeooo:rsid="0038e66f"/>
    </style:style>
    <style:style style:name="T35" style:family="text">
      <style:text-properties officeooo:rsid="0038251d"/>
    </style:style>
    <style:style style:name="T36" style:family="text">
      <style:text-properties officeooo:rsid="003adf16"/>
    </style:style>
    <style:style style:name="T37" style:family="text">
      <style:text-properties officeooo:rsid="004582ed"/>
    </style:style>
    <style:style style:name="T38" style:family="text">
      <style:text-properties officeooo:rsid="00472318"/>
    </style:style>
    <style:style style:name="T39" style:family="text">
      <style:text-properties officeooo:rsid="00473736"/>
    </style:style>
    <style:style style:name="T40" style:family="text">
      <style:text-properties officeooo:rsid="00481e0f"/>
    </style:style>
    <style:style style:name="T41" style:family="text">
      <style:text-properties officeooo:rsid="004aa085"/>
    </style:style>
    <style:style style:name="T42" style:family="text">
      <style:text-properties style:text-position="super 58%" officeooo:rsid="004aa085"/>
    </style:style>
    <style:style style:name="T43" style:family="text">
      <style:text-properties style:text-position="super 58%" officeooo:rsid="005ad4fa"/>
    </style:style>
    <style:style style:name="T44" style:family="text">
      <style:text-properties fo:font-weight="normal" officeooo:rsid="003309bc" style:font-weight-asian="normal" style:font-weight-complex="normal"/>
    </style:style>
    <style:style style:name="T45" style:family="text">
      <style:text-properties officeooo:rsid="004b4dd7"/>
    </style:style>
    <style:style style:name="T46" style:family="text">
      <style:text-properties officeooo:rsid="00534ed4"/>
    </style:style>
    <style:style style:name="T47" style:family="text">
      <style:text-properties officeooo:rsid="00599402"/>
    </style:style>
    <style:style style:name="T48" style:family="text">
      <style:text-properties officeooo:rsid="005ad4fa"/>
    </style:style>
    <style:style style:name="T49" style:family="text">
      <style:text-properties style:font-weight-complex="normal"/>
    </style:style>
    <style:style style:name="T50" style:family="text">
      <style:text-properties officeooo:rsid="001a829d" style:font-weight-complex="normal"/>
    </style:style>
    <style:style style:name="T51" style:family="text">
      <style:text-properties officeooo:rsid="005bfb59"/>
    </style:style>
    <style:style style:name="T5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3">Cellphone </text:span>(716)<text:span text:style-name="T9">392</text:span>-<text:span text:style-name="T9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text:span text:style-name="Internet_20_link"><text:span text:style-name="T4">protonmail</text:span></text:span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  <text:p text:style-name="P2"><text:a xlink:type="simple" xlink:href="https://github.com/markkhusid" text:style-name="Internet_20_link" text:visited-style-name="Visited_20_Internet_20_Link"><text:span text:style-name="Internet_20_link"><text:span text:style-name="T6">https://github.com/markkhusid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2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0">Objective</text:p>
          </table:table-cell>
          <table:table-cell table:style-name="Table1.A1" table:number-columns-spanned="2" office:value-type="string">
            <text:p text:style-name="P30">A challenging position in <text:span text:style-name="T16">electrical </text:span><text:span text:style-name="T21">and computer </text:span><text:span text:style-name="T16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9">University</text:p>
            <text:p text:style-name="P89">Education</text:p>
            <text:p text:style-name="P89">(Graduate)</text:p>
            <text:p text:style-name="P86">202<text:span text:style-name="T48">5</text:span> - <text:span text:style-name="T48">Present</text:span></text:p>
          </table:table-cell>
          <table:table-cell table:style-name="Table1.A1" table:number-columns-spanned="2" office:value-type="string">
            <text:p text:style-name="P89">Arizona State University, Tempe, AZ (ASU Online)</text:p>
            <text:p text:style-name="P86">Master of <text:span text:style-name="T48">Science</text:span> <text:span text:style-name="T48">in Engineering </text:span>(<text:span text:style-name="T48">Electrical Engineering</text:span>)</text:p>
            <text:p text:style-name="P86"><text:span text:style-name="T48">Anticipated </text:span>Graduation Date: S<text:span text:style-name="T48">pring</text:span> 202<text:span text:style-name="T48">8</text:span></text:p>
            <text:p text:style-name="P86"/>
          </table:table-cell>
          <table:covered-table-cell/>
        </table:table-row>
        <table:table-row table:style-name="Table1.6">
          <table:table-cell table:style-name="Table1.A1" office:value-type="string">
            <text:p text:style-name="P46"/>
          </table:table-cell>
          <table:table-cell table:style-name="Table1.A1" table:number-columns-spanned="2" office:value-type="string">
            <text:p text:style-name="P46"/>
          </table:table-cell>
          <table:covered-table-cell/>
        </table:table-row>
        <table:table-row table:style-name="Table1.5">
          <table:table-cell table:style-name="Table1.A1" office:value-type="string">
            <text:p text:style-name="P46">University</text:p>
            <text:p text:style-name="P46">Education</text:p>
            <text:p text:style-name="P46">(Graduate)</text:p>
            <text:p text:style-name="P49">2022 - <text:span text:style-name="T48">2025</text:span></text:p>
          </table:table-cell>
          <table:table-cell table:style-name="Table1.A1" table:number-columns-spanned="2" office:value-type="string">
            <text:p text:style-name="P46">Arizona State University, Tempe, AZ (ASU Online)</text:p>
            <text:p text:style-name="P49">Master of Computer Science (Cybersecurity)</text:p>
            <text:p text:style-name="P49">Graduation Date: S<text:span text:style-name="T48">ummer</text:span> 2025</text:p>
            <text:p text:style-name="P49"><text:span text:style-name="T48">Overall Graduate </text:span>GPA: 3.<text:span text:style-name="T48">767</text:span> / 4.00<text:span text:style-name="T51">0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41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">
          <table:table-cell table:style-name="Table1.A1" office:value-type="string">
            <text:p text:style-name="P41">University</text:p>
            <text:p text:style-name="P32">Education</text:p>
            <text:p text:style-name="P46">(Undergraduate)</text:p>
            <text:p text:style-name="P87"><text:span text:style-name="T49">1995</text:span><text:span text:style-name="T50"> – </text:span><text:span text:style-name="T49">2000</text:span></text:p>
          </table:table-cell>
          <table:table-cell table:style-name="Table1.A1" table:number-columns-spanned="2" office:value-type="string">
            <text:p text:style-name="P30">Polytechnic University, Brooklyn, NY</text:p>
            <text:p text:style-name="P4">Bachelor of Science in Electrical and Computer Engineering</text:p>
            <text:p text:style-name="P4">Graduation Date: Spring 2000</text:p>
            <text:p text:style-name="P4">GPA: 3.<text:span text:style-name="T45">468</text:span> / 4.00<text:span text:style-name="T45">0</text:span></text:p>
          </table:table-cell>
          <table:covered-table-cell/>
        </table:table-row>
        <table:table-row table:style-name="Table1.10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40">Course Work</text:p>
            <text:p text:style-name="P40">Arizona State University</text:p>
            <text:p text:style-name="P49">2022 – <text:span text:style-name="T48">2025</text:span></text:p>
          </table:table-cell>
          <table:table-cell table:style-name="Table1.A1" office:value-type="string">
            <text:p text:style-name="P28">Applied Cryptography</text:p>
            <text:p text:style-name="P28">Information Assurance and Security</text:p>
            <text:p text:style-name="P70">Software Security<text:line-break/><text:span text:style-name="T48">Advanced Network Security</text:span></text:p>
            <text:p text:style-name="P28">Foundations of Algorithms</text:p>
            <text:p text:style-name="P71">Advanced Software Analysis and Design</text:p>
          </table:table-cell>
          <table:table-cell table:style-name="Table1.A1" office:value-type="string">
            <text:p text:style-name="P28">Artificial Intelligence</text:p>
            <text:p text:style-name="P71">Data Mining</text:p>
            <text:p text:style-name="P70">Data Visualization</text:p>
            <text:p text:style-name="P71">Statistical Machine Learning</text:p>
            <text:p text:style-name="P28">Principles of Programming Languages</text:p>
            <text:p text:style-name="P71"/>
          </table:table-cell>
        </table:table-row>
        <table:table-row table:style-name="Table1.12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1">
          <table:table-cell table:style-name="Table1.A1" office:value-type="string">
            <text:p text:style-name="P30">Course Work</text:p>
            <text:p text:style-name="P41">Polytechnic University</text:p>
            <text:p text:style-name="P47">1995<text:span text:style-name="T9"> – </text:span>2000</text:p>
          </table:table-cell>
          <table:table-cell table:style-name="Table1.A1" office:value-type="string">
            <text:p text:style-name="P7"><text:span text:style-name="T22">Electric</text:span><text:span text:style-name="T21">al</text:span><text:span text:style-name="T22"> and </text:span>Electronic <text:span text:style-name="T22">Circuit Analysis</text:span></text:p>
            <text:p text:style-name="P13">C, C++, Assembly, <text:span text:style-name="T23">and </text:span><text:span text:style-name="T24">Fortran </text:span>languages</text:p>
            <text:p text:style-name="P13">TCP/IP Analysis and Programming </text:p>
            <text:p text:style-name="P13">Electric Circuit Design and Testing</text:p>
            <text:p text:style-name="P26">Engineering Design Project</text:p>
            <text:p text:style-name="P27">Modern Optics</text:p>
          </table:table-cell>
          <table:table-cell table:style-name="Table1.A1" office:value-type="string">
            <text:p text:style-name="P7">Wireless, Ethernet and ATM Networks</text:p>
            <text:p text:style-name="P13">Communications Engineering</text:p>
            <text:p text:style-name="P13">Data Acquisition <text:span text:style-name="T21">and LabView</text:span></text:p>
            <text:p text:style-name="P13">VHDL <text:span text:style-name="T25">Digital</text:span> Design</text:p>
            <text:p text:style-name="P25">Control Systems Engineering</text:p>
            <text:p text:style-name="P27">Engineering Electromagnetics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35">Course Work</text:p>
            <text:p text:style-name="P54"><text:a xlink:type="simple" xlink:href="https://www.coursera.org/" text:style-name="Internet_20_link" text:visited-style-name="Visited_20_Internet_20_Link"><text:span text:style-name="T24">Coursera.</text:span><text:span text:style-name="T31">org</text:span></text:a></text:p>
            <text:p text:style-name="P55">2018 <text:span text:style-name="T38">–</text:span> <text:span text:style-name="T48">2022</text:span></text:p>
          </table:table-cell>
          <table:table-cell table:style-name="Table1.A1" table:number-columns-spanned="2" office:value-type="string">
            <text:p text:style-name="P23"><text:a xlink:type="simple" xlink:href="https://www.coursera.org/verify/DKMDT2RKL9L7" text:style-name="Internet_20_link" text:visited-style-name="Visited_20_Internet_20_Link"><text:span text:style-name="T30">Sensors and Sensor Circuit Design</text:span></text:a><text:span text:style-name="T30"> </text:span><text:span text:style-name="T18">(Coursera Certificate)</text:span></text:p>
            <text:p text:style-name="P2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4"><text:a xlink:type="simple" xlink:href="https://www.coursera.org/verify/KJASFLYE8XDQ" text:style-name="Internet_20_link" text:visited-style-name="Visited_20_Internet_20_Link"><text:span text:style-name="T24">Introduction to Cyberattacks</text:span></text:a><text:span text:style-name="T24"> </text:span>(Coursera Certificate)</text:p>
            <text:p text:style-name="P14"><text:a xlink:type="simple" xlink:href="https://www.coursera.org/verify/GQ82Q6BLL4VW" text:style-name="Internet_20_link" text:visited-style-name="Visited_20_Internet_20_Link"><text:span text:style-name="T30">Cyber Attack Countermeasures</text:span></text:a> (Coursera Certificate)</text:p>
            <text:p text:style-name="P15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5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5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5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1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1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18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19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0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50"><text:a xlink:type="simple" xlink:href="https://coursera.org/share/ac5cf41db59b19bc8711903746005386" text:style-name="Internet_20_link" text:visited-style-name="Visited_20_Internet_20_Link"><text:span text:style-name="T5">Python Project for Data Science</text:span></text:a><text:span text:style-name="T5"> (Coursera Certificate)</text:span></text:p>
            <text:p text:style-name="P51"><text:a xlink:type="simple" xlink:href="https://coursera.org/share/d948dc8dff4f00eb8c313fbd46524b56" text:style-name="Internet_20_link" text:visited-style-name="Visited_20_Internet_20_Link"><text:span text:style-name="T5">Applied Data Science Capstone</text:span></text:a> <text:span text:style-name="T8">(Coursera Certificate) </text:span><text:a xlink:type="simple" xlink:href="https://github.com/markkhusid/Applied_Data_Science_Capstone" text:style-name="Internet_20_link" text:visited-style-name="Visited_20_Internet_20_Link"><text:span text:style-name="T8">Github Link to Project</text:span></text:a></text:p>
            <text:p text:style-name="P50"><text:a xlink:type="simple" xlink:href="https://coursera.org/share/8f78d32d2d08a8333ffa3a990cfa9740" text:style-name="Internet_20_link" text:visited-style-name="Visited_20_Internet_20_Link"><text:span text:style-name="T8">IBM Data Science Specialization</text:span></text:a> <text:span text:style-name="T47">(</text:span><text:span text:style-name="T8">Coursera Specialization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3">
          <table:table-cell table:style-name="Table1.A1" office:value-type="string">
            <text:p text:style-name="P37">Course Work</text:p>
            <text:p text:style-name="P38"><text:a xlink:type="simple" xlink:href="http://www.kaggle.com/" text:style-name="Internet_20_link" text:visited-style-name="Visited_20_Internet_20_Link">Kaggle.com</text:a></text:p>
            <text:p text:style-name="P48">2021 – <text:span text:style-name="T48">2022</text:span> </text:p>
          </table:table-cell>
          <table:table-cell table:style-name="Table1.A1" table:number-columns-spanned="2" office:value-type="string">
            <text:p text:style-name="P16"><text:a xlink:type="simple" xlink:href="https://www.kaggle.com/learn/certification/markkhusid/python" text:style-name="Internet_20_link" text:visited-style-name="Visited_20_Internet_20_Link">Python</text:a> <text:span text:style-name="T39">(Kaggle</text:span><text:span text:style-name="T37"> Certificate)</text:span></text:p>
            <text:p text:style-name="P16"><text:a xlink:type="simple" xlink:href="https://www.kaggle.com/learn/certification/markkhusid/pandas" text:style-name="Internet_20_link" text:visited-style-name="Visited_20_Internet_20_Link">Pandas</text:a> <text:span text:style-name="T39">(Kaggle</text:span><text:span text:style-name="T37"> Certificate)</text:span></text:p>
            <text:p text:style-name="P16"><text:a xlink:type="simple" xlink:href="https://www.kaggle.com/learn/certification/markkhusid/data-visualization" text:style-name="Internet_20_link" text:visited-style-name="Visited_20_Internet_20_Link">Data Visualization</text:a> <text:span text:style-name="T39">(Kaggle</text:span><text:span text:style-name="T37"> Certificate)</text:span></text:p>
            <text:p text:style-name="P16"><text:a xlink:type="simple" xlink:href="https://www.kaggle.com/learn/certification/markkhusid/time-series" text:style-name="Internet_20_link" text:visited-style-name="Visited_20_Internet_20_Link">Time Series</text:a> <text:span text:style-name="T39">(Kaggle</text:span><text:span text:style-name="T37"> Certificate)</text:span></text:p>
            <text:p text:style-name="P16"><text:a xlink:type="simple" xlink:href="https://www.kaggle.com/learn/certification/markkhusid/data-cleaning" text:style-name="Internet_20_link" text:visited-style-name="Visited_20_Internet_20_Link">Data Cleaning</text:a> <text:span text:style-name="T39">(Kaggle</text:span><text:span text:style-name="T37"> Certificate)</text:span></text:p>
            <text:p text:style-name="P1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0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9">Course Work</text:p>
            <text:p text:style-name="P17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7">2021 - Present</text:p>
          </table:table-cell>
          <table:table-cell table:style-name="Table1.A1" table:number-columns-spanned="2" office:value-type="string">
            <text:p text:style-name="P17">Complete Beginner Learning Path (Tryhackme Certificate)</text:p>
            <text:p text:style-name="P17">Pre – Security Learning Path (Tryhackme Certificate)</text:p>
            <text:p text:style-name="P18">Web Fundamentals Learning Path (Tryhackme Certificate)</text:p>
            <text:p text:style-name="P22">Offensive Pentesting Learning Path (TryHackMe Certificate)</text:p>
          </table:table-cell>
          <table:covered-table-cell/>
        </table:table-row>
        <table:table-row table:style-name="Table1.26">
          <table:table-cell table:style-name="Table1.A1" office:value-type="string">
            <text:p text:style-name="P30">Honors &amp; Awards</text:p>
          </table:table-cell>
          <table:table-cell table:style-name="Table1.A1" office:value-type="string">
            <text:list xml:id="list4157108217" text:style-name="WW8Num4">
              <text:list-item>
                <text:p text:style-name="P56">Dean’s List, Fall 1996 – June 2000</text:p>
              </text:list-item>
              <text:list-item>
                <text:p text:style-name="P57">William L. Everitt Student Award of Excellence</text:p>
              </text:list-item>
              <text:list-item>
                <text:p text:style-name="P57">IEEE Student Branch Award</text:p>
              </text:list-item>
            </text:list>
          </table:table-cell>
          <table:table-cell table:style-name="Table1.A1" office:value-type="string">
            <text:list xml:id="list135627783188162" text:continue-numbering="true" text:style-name="WW8Num4">
              <text:list-item>
                <text:p text:style-name="P56">Best Project Award – 1999 Summer Junior Research Internship Program</text:p>
              </text:list-item>
              <text:list-item>
                <text:p text:style-name="P57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30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1" office:value-type="string">
            <text:p text:style-name="P30">Employment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2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0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31">Moog, Inc., <text:span text:style-name="T9">East Aurora, N.Y.</text:span></text:p>
            <text:p text:style-name="P45">Electrical Design Engineer</text:p>
          </table:table-cell>
          <table:covered-table-cell/>
        </table:table-row>
        <table:table-row table:style-name="Table1.31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666458847" text:style-name="WW8Num5">
              <text:list-item>
                <text:p text:style-name="P73">Designed <text:span text:style-name="T18">mixed-signal circuit card assemblies launch vehicle applications</text:span></text:p>
              </text:list-item>
              <text:list-item>
                <text:p text:style-name="P75">Participated in system integration testing and control loop closure activities for Electronic Control Units for launch vehicle applications</text:p>
              </text:list-item>
              <text:list-item>
                <text:p text:style-name="P75">Developed combination of Pspice, Python, Fortran and Jupyter Notebooks to analyze complex circuits and <text:span text:style-name="T19">Electronics Control Unit subsystems</text:span></text:p>
              </text:list-item>
              <text:list-item>
                <text:p text:style-name="P91">Performed worst – case circuit analysis using in – depth custom component models</text:p>
              </text:list-item>
              <text:list-item>
                <text:p text:style-name="P76">Prepared and presented designs to customers</text:p>
              </text:list-item>
            </text:list>
          </table:table-cell>
          <table:covered-table-cell/>
        </table:table-row>
        <table:table-row table:style-name="Table1.32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35627720181064" text:continue-numbering="true" text:style-name="WW8Num5">
              <text:list-header>
                <text:p text:style-name="P73"/>
              </text:list-header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11">1/2014 – <text:span text:style-name="T20">9/2018</text:span></text:p>
          </table:table-cell>
          <table:table-cell table:style-name="Table1.A1" table:number-columns-spanned="2" office:value-type="string">
            <text:p text:style-name="P44">Electrical Engineering Consultant</text:p>
            <text:list xml:id="list135628603311159" text:continue-numbering="true" text:style-name="WW8Num5">
              <text:list-item>
                <text:p text:style-name="P58">Consulted on and designed novel devices for solar power applications</text:p>
              </text:list-item>
              <text:list-item>
                <text:p text:style-name="P58">Constructed prototypes from concept to testing phase using engineering best practices</text:p>
              </text:list-item>
              <text:list-item>
                <text:p text:style-name="P74">Used LTSpice to simulate designs and verify concordance with test results from built prototypes</text:p>
              </text:list-item>
              <text:list-item>
                <text:p text:style-name="P74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33">
          <table:table-cell table:style-name="Table1.A1" office:value-type="string">
            <text:p text:style-name="P6">7/200<text:span text:style-name="T9">7</text:span> – <text:span text:style-name="T9">12/2013</text:span></text:p>
          </table:table-cell>
          <table:table-cell table:style-name="Table1.A1" table:number-columns-spanned="2" office:value-type="string">
            <text:p text:style-name="P30">Moog, Inc., <text:span text:style-name="T9">East Aurora, N.Y.</text:span></text:p>
            <text:p text:style-name="P29">Electrical Design Engineer</text:p>
            <text:list xml:id="list135628521595437" text:continue-numbering="true" text:style-name="WW8Num5">
              <text:list-item>
                <text:p text:style-name="P59">Designed analog and power circuit card assemblies for mission-critical Electronic Control Units <text:span text:style-name="T9">for the Taurus II, Delta IV and Centaur Launch Vehicles</text:span></text:p>
              </text:list-item>
              <text:list-item>
                <text:p text:style-name="P60">Designed, tested and implemented all-opamp Inductive Simulator for simulating servovalve dynamic response</text:p>
              </text:list-item>
              <text:list-item>
                <text:p text:style-name="P60">Designed test fixtures for 787 Aircraft program</text:p>
              </text:list-item>
              <text:list-item>
                <text:p text:style-name="P59">Analyzed complex circuits using <text:span text:style-name="T18">P</text:span>Spice, Math<text:span text:style-name="T26">CAD</text:span> and Matlab analysis software</text:p>
              </text:list-item>
              <text:list-item>
                <text:p text:style-name="P59">Prepared and presented designs to customers</text:p>
              </text:list-item>
            </text:list>
          </table:table-cell>
          <table:covered-table-cell/>
        </table:table-row>
        <table:table-row table:style-name="Table1.36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3"/>
          </table:table-cell>
          <table:covered-table-cell/>
        </table:table-row>
        <table:table-row table:style-name="Table1.36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33">Moog, Inc., East Aurora, N.Y.</text:p>
            <text:p text:style-name="P33">Engineering Technician</text:p>
            <text:list xml:id="list135628622234514" text:continue-numbering="true" text:style-name="WW8Num5">
              <text:list-item>
                <text:p text:style-name="P77">Constructed test fixtures to test flight critical electronic circuit boards</text:p>
              </text:list-item>
              <text:list-item>
                <text:p text:style-name="P77">Coordinated with engineering to optimize test fixture construction and test procedures</text:p>
              </text:list-item>
              <text:list-item>
                <text:p text:style-name="P77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8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3"/>
          </table:table-cell>
          <table:covered-table-cell/>
        </table:table-row>
        <table:table-row table:style-name="Table1.39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33">Keller Technology Corporation, Inc., Tonawanda, N.Y.</text:p>
            <text:p text:style-name="P33">Electrical Controls Engineer</text:p>
            <text:list xml:id="list135626925151053" text:continue-numbering="true" text:style-name="WW8Num5">
              <text:list-item>
                <text:p text:style-name="P77">Designed electrical control systems for novel and complete manufacturing machinery</text:p>
              </text:list-item>
              <text:list-item>
                <text:p text:style-name="P77">Prepared drawing package of electrical schematics in AutoCAD Electrical 2006</text:p>
              </text:list-item>
              <text:list-item>
                <text:p text:style-name="P77">Researched and documented cost <text:span text:style-name="T10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ext:soft-page-break/>
        <table:table-row table:style-name="Table1.43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42">MK Buffalo Unlimited, LLC, Buffalo, N.Y.</text:p>
            <text:p text:style-name="P43">Real Estate Investor</text:p>
            <text:list xml:id="list2552042968" text:style-name="WW8Num3">
              <text:list-item>
                <text:p text:style-name="P78">Acquired, rehabilitated and tenanted investment properties in the Buffalo, N.Y. area</text:p>
              </text:list-item>
              <text:list-item>
                <text:p text:style-name="P78">Communicated with accountants, attorneys, brokers and other business consultants and acquired knowledge of their respective fields</text:p>
              </text:list-item>
              <text:list-item>
                <text:p text:style-name="P78">Managed costs and rental income to insure business profitability</text:p>
              </text:list-item>
              <text:list-item>
                <text:p text:style-name="P78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45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30">Space Technology Branch, US Army CECOM, Fort Monmouth, N.J.</text:p>
            <text:p text:style-name="P29">Computer Engineer</text:p>
            <text:list xml:id="list135626843349448" text:continue-numbering="true" text:style-name="WW8Num3">
              <text:list-item>
                <text:p text:style-name="P61">Designed, assembled, configured and installed mission-critical computer systems in fixed, Army vehicular and airborne assets </text:p>
              </text:list-item>
              <text:list-item>
                <text:p text:style-name="P61">Performed extensive design, construction and field testing of Army tactical Wireless RF and Optical communications systems</text:p>
              </text:list-item>
              <text:list-item>
                <text:p text:style-name="P61">Soldered and assembled prototype Army electronic, optical and RF circuits and systems</text:p>
              </text:list-item>
              <text:list-item>
                <text:p text:style-name="P61">Configured routers, switches and transceiver communications components</text:p>
              </text:list-item>
              <text:list-item>
                <text:p text:style-name="P61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4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45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30">MP3L Laboratory, Polytechnic University, Brooklyn, N.Y.</text:p>
            <text:p text:style-name="P29">Research Assistant</text:p>
            <text:list text:style-name="WW8Num1">
              <text:list-item>
                <text:p text:style-name="P62"><text:span text:style-name="T40">A</text:span>ssembled experimental apparatus to study optical microresonators</text:p>
              </text:list-item>
              <text:list-item>
                <text:p text:style-name="P63">Worked with laser diodes, optical fibers and interferometers</text:p>
              </text:list-item>
              <text:list-item>
                <text:p text:style-name="P62">Machined an optical fiber – microsphere coupler <text:span text:style-name="T40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49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30">Markperi International Enterprises Inc., Islandia, N.Y.</text:p>
            <text:p text:style-name="P29">CAD / Computer Consultant</text:p>
            <text:list xml:id="list1241495971" text:style-name="WW8Num2">
              <text:list-item>
                <text:p text:style-name="P65">Drafted electrical schematics and machine parts utilizing AutoCAD</text:p>
              </text:list-item>
              <text:list-item>
                <text:p text:style-name="P65">Coordinated with technicians to improve existing drawings</text:p>
              </text:list-item>
              <text:list-item>
                <text:p text:style-name="P65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1">
          <table:table-cell table:style-name="Table1.A1" office:value-type="string">
            <text:p text:style-name="P30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44">Narasimha S. Prasad, Patrick T Kratovil, Sara C. Tucker, Neil J. Vallestero, </text:span><text:span text:style-name="T2">Mark Khusid</text:span><text:span text:style-name="T44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36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3">
          <table:table-cell table:style-name="Table1.A1" office:value-type="string">
            <text:p text:style-name="P30">Special Skills</text:p>
            <text:p text:style-name="P36"/>
          </table:table-cell>
          <table:table-cell table:style-name="Table1.A1" table:number-columns-spanned="2" office:value-type="string">
            <text:list xml:id="list135628706209659" text:continue-numbering="true" text:style-name="WW8Num2">
              <text:list-item>
                <text:p text:style-name="P66"><text:span text:style-name="T41">B</text:span><text:span text:style-name="T17">inary reverse engineering, </text:span>cybersecurity tradecraft, vulnerability analysis, exploit development, writing shellcode for x86-64, x86 and ARM processors</text:p>
              </text:list-item>
              <text:list-item>
                <text:p text:style-name="P92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67"><text:span text:style-name="T15">Webmaster for </text:span><text:a xlink:type="simple" xlink:href="http://www.mkdynamics.net/" text:style-name="Internet_20_link" text:visited-style-name="Visited_20_Internet_20_Link"><text:span text:style-name="T15">www.mkdynamics.net</text:span></text:a><text:span text:style-name="T15"> </text:span><text:span text:style-name="T32">and </text:span><text:span text:style-name="T33">a </text:span><text:span text:style-name="T32">Jupyter Lab server</text:span></text:p>
              </text:list-item>
              <text:list-item>
                <text:p text:style-name="P66">Proficient in <text:span text:style-name="T11">Red Hat </text:span>Fedora <text:span text:style-name="T11">and Debian based </text:span>Linux <text:span text:style-name="T11">such as Fedora Core, Kali, Parrot OS, and Ubuntu, Whonix and TAILS</text:span></text:p>
              </text:list-item>
              <text:list-item>
                <text:p text:style-name="P68">Proficient in Python, C/C++, x86, x86-64 and ARM Assembly, <text:span text:style-name="T47">Fortran</text:span> and <text:span text:style-name="T47">Pascal</text:span> <text:span text:style-name="T34">p</text:span>rogramming <text:span text:style-name="T34">l</text:span>anguages. <text:s/><text:span text:style-name="T46">Knowledgeable in the Ada programming language.</text:span></text:p>
              </text:list-item>
              <text:list-item>
                <text:p text:style-name="P80">Proficient in the Numpy, Pandas and ipywidgets extensions to the Python programming language</text:p>
              </text:list-item>
              <text:list-item>
                <text:p text:style-name="P81">Proficient in lathe and milling machine operations, electr<text:span text:style-name="T17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54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5">
          <table:table-cell table:style-name="Table1.A1" office:value-type="string">
            <text:p text:style-name="P34">Hobbies</text:p>
          </table:table-cell>
          <table:table-cell table:style-name="Table1.A1" table:number-columns-spanned="2" office:value-type="string">
            <text:list xml:id="list135628679374849" text:continue-numbering="true" text:style-name="WW8Num2">
              <text:list-item>
                <text:p text:style-name="P82">Practicing penetration testing and Capture The Flag competitions on HackTheBox.eu, <text:span text:style-name="T40">Tryhackme.com</text:span> <text:span text:style-name="T35">and Pentester Academy</text:span></text:p>
              </text:list-item>
              <text:list-item>
                <text:p text:style-name="P79">Licensed Amateur Radio Operator with Extra Class license. <text:s/>Licensed Volunteer Examiner by ARRL, Volunteer Exam Coordinator</text:p>
              </text:list-item>
              <text:list-item>
                <text:p text:style-name="P83">Data communications using the AX25 <text:span text:style-name="T33">protocol </text:span>over TCP/IP protocol on VHF Ham radios <text:span text:style-name="T33">and Broadband Hamnet</text:span></text:p>
              </text:list-item>
              <text:list-item>
                <text:p text:style-name="P84">Mixing Python and Fortran code in the Jupyter Lab development environment</text:p>
              </text:list-item>
              <text:list-item>
                <text:p text:style-name="P83">Raspberry Pi projects</text:p>
              </text:list-item>
              <text:list-item>
                <text:p text:style-name="P79"><text:soft-page-break/><text:span text:style-name="T27">Black Belt (</text:span><text:span text:style-name="T28">2</text:span><text:span text:style-name="T29">nd</text:span><text:span text:style-name="T28"> </text:span><text:span text:style-name="T27">Degree) in</text:span> Tae Kwon Do, <text:span text:style-name="T33">Black Belt </text:span><text:span text:style-name="T41">(</text:span><text:span text:style-name="T48">2</text:span><text:span text:style-name="T43">nd</text:span><text:span text:style-name="T41"> Degree)</text:span><text:span text:style-name="T33"> in Krav Maga, </text:span>Shaolin Kungfu <text:span text:style-name="T33">hobbyist</text:span>, <text:span text:style-name="T12">weight lifting </text:span><text:span text:style-name="T36">and functional training, </text:span><text:span text:style-name="T40">c</text:span><text:span text:style-name="T12">amping, </text:span><text:span text:style-name="T13">primitive survival and self-sufficiency</text:span></text:p>
              </text:list-item>
            </text:list>
          </table:table-cell>
          <table:covered-table-cell/>
        </table:table-row>
        <table:table-row table:style-name="Table1.5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57">
          <table:table-cell table:style-name="Table1.A1" office:value-type="string">
            <text:p text:style-name="P30">References</text:p>
          </table:table-cell>
          <table:table-cell table:style-name="Table1.A1" table:number-columns-spanned="2" office:value-type="string">
            <text:p text:style-name="P6">Available upon reque<text:span text:style-name="T14">st</text:span></text:p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5-08-17T13:56:21.510082229</dc:date>
    <meta:print-date>2005-09-23T22:33:00</meta:print-date>
    <meta:editing-cycles>36</meta:editing-cycles>
    <meta:editing-duration>PT21H27M3S</meta:editing-duration>
    <meta:generator>LibreOffice/7.4.7.2$Linux_X86_64 LibreOffice_project/40$Build-2</meta:generator>
    <meta:document-statistic meta:table-count="1" meta:image-count="0" meta:object-count="0" meta:page-count="4" meta:paragraph-count="185" meta:word-count="1237" meta:character-count="9243" meta:non-whitespace-character-count="8219"/>
  </office:meta>
</office:document-meta>
</file>